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2mm"/>
    </style:style>
    <style:style style:name="co2" style:family="table-column">
      <style:table-column-properties fo:break-before="auto" style:column-width="32.4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c2cd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808080" style:text-outline="false" style:text-line-through-style="none" style:text-line-through-type="none" style:font-name="Courier Ne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2pt" style:language-asian="none" style:country-asian="none" style:font-style-asian="normal" style:font-weight-asian="normal" style:font-name-complex="Courier Ne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10" table:default-cell-style-name="ce5"/>
        <table:table-row table:style-name="ro1">
          <table:table-cell/>
          <table:table-cell table:style-name="ce1" office:value-type="string" calcext:value-type="string">
            <text:p>Entité</text:p>
          </table:table-cell>
          <table:table-cell table:style-name="ce4" office:value-type="string" calcext:value-type="string" table:number-columns-spanned="10" table:number-rows-spanned="1">
            <text:p>Attributs</text:p>
          </table:table-cell>
          <table:covered-table-cell table:number-columns-repeated="3" table:style-name="ce1"/>
          <table:covered-table-cell table:style-name="ce4"/>
          <table:covered-table-cell table:number-columns-repeated="3" table:style-name="ce1"/>
          <table:covered-table-cell table:style-name="ce4"/>
          <table:covered-table-cell table:style-name="ce1"/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Log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Ico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umm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id Tier</text:p>
          </table:table-cell>
          <table:table-cell office:value-type="string" calcext:value-type="string">
            <text:p>Ti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ummy Job</text:p>
          </table:table-cell>
          <table:table-cell office:value-type="string" calcext:value-type="string">
            <text:p>Max HP</text:p>
          </table:table-cell>
          <table:table-cell office:value-type="string" calcext:value-type="string">
            <text:p>Remaining HP</text:p>
          </table:table-cell>
          <table:table-cell office:value-type="string" calcext:value-type="string">
            <text:p>Remaining Time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Creation D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l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Global Rol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Job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id Ti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Dummi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ummy Job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ummy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Max HP</text:p>
          </table:table-cell>
          <table:table-cell table:number-columns-repeated="6"/>
        </table:table-row>
        <table:table-row table:style-name="ro1" table:number-rows-repeated="9">
          <table:table-cell table:number-columns-repeated="12"/>
        </table:table-row>
        <table:table-row table:style-name="ro1" table:number-rows-repeated="9">
          <table:table-cell/>
          <table:table-cell table:style-name="ce3"/>
          <table:table-cell table:style-name="Default" table:number-columns-repeated="10"/>
        </table:table-row>
        <table:table-row table:style-name="ro1">
          <table:table-cell/>
          <table:table-cell table:style-name="ce3"/>
          <table:table-cell table:style-name="Default" table:number-columns-repeated="10"/>
        </table:table-row>
      </table:table>
      <table:table table:name="Feuille2" table:style-name="ta1">
        <table:table-column table:style-name="co3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globalrole</text:p>
          </table:table-cell>
          <table:table-cell office:value-type="string" calcext:value-type="string">
            <text:p>color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nk</text:p>
          </table:table-cell>
          <table:table-cell office:value-type="string" calcext:value-type="string">
            <text:p>tank.png</text:p>
          </table:table-cell>
          <table:table-cell office:value-type="string" calcext:value-type="string">
            <text:p>Tank</text:p>
          </table:table-cell>
          <table:table-cell office:value-type="string" calcext:value-type="string">
            <text:p>#485fcf</text:p>
          </table:table-cell>
          <table:table-cell/>
          <table:table-cell table:formula="of:=&quot;INSERT INTO `role` (`Id`, `Name`, `Icon`, `GlobalRole`, `Color`) VALUES (NULL,'&quot;&amp;[.B3]&amp;&quot;', '&quot;&amp;[.C3]&amp;&quot;', '&quot;&amp;[.D3]&amp;&quot;', '&quot;&amp;[.E3]&amp;&quot;');&quot;" office:value-type="string" office:string-value="INSERT INTO `role` (`Id`, `Name`, `Icon`, `GlobalRole`, `Color`) VALUES (NULL,'Tank', 'tank.png', 'Tank', '#485fcf');" calcext:value-type="string">
            <text:p>INSERT INTO `role` (`Id`, `Name`, `Icon`, `GlobalRole`, `Color`) VALUES (NULL,'Tank', 'tank.png', 'Tank', '#485fcf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healer.png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#487b39</text:p>
          </table:table-cell>
          <table:table-cell/>
          <table:table-cell table:formula="of:=&quot;INSERT INTO `role` (`Id`, `Name`, `Icon`, `GlobalRole`, `Color`) VALUES (NULL,'&quot;&amp;[.B4]&amp;&quot;', '&quot;&amp;[.C4]&amp;&quot;', '&quot;&amp;[.D4]&amp;&quot;', '&quot;&amp;[.E4]&amp;&quot;');&quot;" office:value-type="string" office:string-value="INSERT INTO `role` (`Id`, `Name`, `Icon`, `GlobalRole`, `Color`) VALUES (NULL,'Healer', 'healer.png', 'Healer', '#487b39');" calcext:value-type="string">
            <text:p>INSERT INTO `role` (`Id`, `Name`, `Icon`, `GlobalRole`, `Color`) VALUES (NULL,'Healer', 'healer.png', 'Healer', '#487b39')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melee.png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#813b3c</text:p>
          </table:table-cell>
          <table:table-cell/>
          <table:table-cell table:formula="of:=&quot;INSERT INTO `role` (`Id`, `Name`, `Icon`, `GlobalRole`, `Color`) VALUES (NULL,'&quot;&amp;[.B5]&amp;&quot;', '&quot;&amp;[.C5]&amp;&quot;', '&quot;&amp;[.D5]&amp;&quot;', '&quot;&amp;[.E5]&amp;&quot;');&quot;" office:value-type="string" office:string-value="INSERT INTO `role` (`Id`, `Name`, `Icon`, `GlobalRole`, `Color`) VALUES (NULL,'Melee', 'melee.png', 'DPS', '#813b3c');" calcext:value-type="string">
            <text:p>INSERT INTO `role` (`Id`, `Name`, `Icon`, `GlobalRole`, `Color`) VALUES (NULL,'Melee', 'melee.png', 'DPS', '#813b3c')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hysical Ranged</text:p>
          </table:table-cell>
          <table:table-cell office:value-type="string" calcext:value-type="string">
            <text:p>support.png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#813b3c</text:p>
          </table:table-cell>
          <table:table-cell/>
          <table:table-cell table:formula="of:=&quot;INSERT INTO `role` (`Id`, `Name`, `Icon`, `GlobalRole`, `Color`) VALUES (NULL,'&quot;&amp;[.B6]&amp;&quot;', '&quot;&amp;[.C6]&amp;&quot;', '&quot;&amp;[.D6]&amp;&quot;', '&quot;&amp;[.E6]&amp;&quot;');&quot;" office:value-type="string" office:string-value="INSERT INTO `role` (`Id`, `Name`, `Icon`, `GlobalRole`, `Color`) VALUES (NULL,'Physical Ranged', 'support.png', 'DPS', '#813b3c');" calcext:value-type="string">
            <text:p>INSERT INTO `role` (`Id`, `Name`, `Icon`, `GlobalRole`, `Color`) VALUES (NULL,'Physical Ranged', 'support.png', 'DPS', '#813b3c')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er</text:p>
          </table:table-cell>
          <table:table-cell office:value-type="string" calcext:value-type="string">
            <text:p>caster.png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#813b3c</text:p>
          </table:table-cell>
          <table:table-cell/>
          <table:table-cell table:formula="of:=&quot;INSERT INTO `role` (`Id`, `Name`, `Icon`, `GlobalRole`, `Color`) VALUES (NULL,'&quot;&amp;[.B7]&amp;&quot;', '&quot;&amp;[.C7]&amp;&quot;', '&quot;&amp;[.D7]&amp;&quot;', '&quot;&amp;[.E7]&amp;&quot;');&quot;" office:value-type="string" office:string-value="INSERT INTO `role` (`Id`, `Name`, `Icon`, `GlobalRole`, `Color`) VALUES (NULL,'Caster', 'caster.png', 'DPS', '#813b3c');" calcext:value-type="string">
            <text:p>INSERT INTO `role` (`Id`, `Name`, `Icon`, `GlobalRole`, `Color`) VALUES (NULL,'Caster', 'caster.png', 'DPS', '#813b3c');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roleid</text:p>
          </table:table-cell>
          <table:table-cell office:value-type="string" calcext:value-type="string">
            <text:p>ic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ladin</text:p>
          </table:table-cell>
          <table:table-cell office:value-type="float" office:value="2" calcext:value-type="float">
            <text:p>2</text:p>
          </table:table-cell>
          <table:table-cell table:formula="of:=LOWER([.B10])&amp;&quot;.png&quot;" office:value-type="string" office:string-value="paladin.png" calcext:value-type="string">
            <text:p>paladin.png</text:p>
          </table:table-cell>
          <table:table-cell/>
          <table:table-cell table:formula="of:=&quot;INSERT INTO `job` (`Id`, `Name`, `Role_Id`, `Icon`) VALUES (NULL, '&quot;&amp;[.B10]&amp;&quot;', '&quot;&amp;[.C10]&amp;&quot;', '&quot;&amp;[.D10]&amp;&quot;');&quot;" office:value-type="string" office:string-value="INSERT INTO `job` (`Id`, `Name`, `Role_Id`, `Icon`) VALUES (NULL, 'Paladin', '2', 'paladin.png');" calcext:value-type="string">
            <text:p>INSERT INTO `job` (`Id`, `Name`, `Role_Id`, `Icon`) VALUES (NULL, 'Paladin', '2', 'paladin.png')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rrior</text:p>
          </table:table-cell>
          <table:table-cell office:value-type="float" office:value="2" calcext:value-type="float">
            <text:p>2</text:p>
          </table:table-cell>
          <table:table-cell table:formula="of:=LOWER([.B11])&amp;&quot;.png&quot;" office:value-type="string" office:string-value="warrior.png" calcext:value-type="string">
            <text:p>warrior.png</text:p>
          </table:table-cell>
          <table:table-cell/>
          <table:table-cell table:formula="of:=&quot;INSERT INTO `job` (`Id`, `Name`, `Role_Id`, `Icon`) VALUES (NULL, '&quot;&amp;[.B11]&amp;&quot;', '&quot;&amp;[.C11]&amp;&quot;', '&quot;&amp;[.D11]&amp;&quot;');&quot;" office:value-type="string" office:string-value="INSERT INTO `job` (`Id`, `Name`, `Role_Id`, `Icon`) VALUES (NULL, 'Warrior', '2', 'warrior.png');" calcext:value-type="string">
            <text:p>INSERT INTO `job` (`Id`, `Name`, `Role_Id`, `Icon`) VALUES (NULL, 'Warrior', '2', 'warrior.png')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rk Knight</text:p>
          </table:table-cell>
          <table:table-cell office:value-type="float" office:value="2" calcext:value-type="float">
            <text:p>2</text:p>
          </table:table-cell>
          <table:table-cell table:formula="of:=LOWER(REPLACE([.B12];FIND(&quot; &quot;;[.B12]);1;&quot;_&quot;)&amp;&quot;.png&quot;)" office:value-type="string" office:string-value="dark_knight.png" calcext:value-type="string">
            <text:p>dark_knight.png</text:p>
          </table:table-cell>
          <table:table-cell/>
          <table:table-cell table:formula="of:=&quot;INSERT INTO `job` (`Id`, `Name`, `Role_Id`, `Icon`) VALUES (NULL, '&quot;&amp;[.B12]&amp;&quot;', '&quot;&amp;[.C12]&amp;&quot;', '&quot;&amp;[.D12]&amp;&quot;');&quot;" office:value-type="string" office:string-value="INSERT INTO `job` (`Id`, `Name`, `Role_Id`, `Icon`) VALUES (NULL, 'Dark Knight', '2', 'dark_knight.png');" calcext:value-type="string">
            <text:p>INSERT INTO `job` (`Id`, `Name`, `Role_Id`, `Icon`) VALUES (NULL, 'Dark Knight', '2', 'dark_knight.png')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nbreaker</text:p>
          </table:table-cell>
          <table:table-cell office:value-type="float" office:value="2" calcext:value-type="float">
            <text:p>2</text:p>
          </table:table-cell>
          <table:table-cell table:formula="of:=LOWER([.B13])&amp;&quot;.png&quot;" office:value-type="string" office:string-value="gunbreaker.png" calcext:value-type="string">
            <text:p>gunbreaker.png</text:p>
          </table:table-cell>
          <table:table-cell/>
          <table:table-cell table:formula="of:=&quot;INSERT INTO `job` (`Id`, `Name`, `Role_Id`, `Icon`) VALUES (NULL, '&quot;&amp;[.B13]&amp;&quot;', '&quot;&amp;[.C13]&amp;&quot;', '&quot;&amp;[.D13]&amp;&quot;');&quot;" office:value-type="string" office:string-value="INSERT INTO `job` (`Id`, `Name`, `Role_Id`, `Icon`) VALUES (NULL, 'Gunbreaker', '2', 'gunbreaker.png');" calcext:value-type="string">
            <text:p>INSERT INTO `job` (`Id`, `Name`, `Role_Id`, `Icon`) VALUES (NULL, 'Gunbreaker', '2', 'gunbreaker.png')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agoon</text:p>
          </table:table-cell>
          <table:table-cell office:value-type="float" office:value="4" calcext:value-type="float">
            <text:p>4</text:p>
          </table:table-cell>
          <table:table-cell table:formula="of:=LOWER([.B14])&amp;&quot;.png&quot;" office:value-type="string" office:string-value="dragoon.png" calcext:value-type="string">
            <text:p>dragoon.png</text:p>
          </table:table-cell>
          <table:table-cell/>
          <table:table-cell table:formula="of:=&quot;INSERT INTO `job` (`Id`, `Name`, `Role_Id`, `Icon`) VALUES (NULL, '&quot;&amp;[.B14]&amp;&quot;', '&quot;&amp;[.C14]&amp;&quot;', '&quot;&amp;[.D14]&amp;&quot;');&quot;" office:value-type="string" office:string-value="INSERT INTO `job` (`Id`, `Name`, `Role_Id`, `Icon`) VALUES (NULL, 'Dragoon', '4', 'dragoon.png');" calcext:value-type="string">
            <text:p>INSERT INTO `job` (`Id`, `Name`, `Role_Id`, `Icon`) VALUES (NULL, 'Dragoon', '4', 'dragoon.png')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k</text:p>
          </table:table-cell>
          <table:table-cell office:value-type="float" office:value="4" calcext:value-type="float">
            <text:p>4</text:p>
          </table:table-cell>
          <table:table-cell table:formula="of:=LOWER([.B15])&amp;&quot;.png&quot;" office:value-type="string" office:string-value="monk.png" calcext:value-type="string">
            <text:p>monk.png</text:p>
          </table:table-cell>
          <table:table-cell/>
          <table:table-cell table:formula="of:=&quot;INSERT INTO `job` (`Id`, `Name`, `Role_Id`, `Icon`) VALUES (NULL, '&quot;&amp;[.B15]&amp;&quot;', '&quot;&amp;[.C15]&amp;&quot;', '&quot;&amp;[.D15]&amp;&quot;');&quot;" office:value-type="string" office:string-value="INSERT INTO `job` (`Id`, `Name`, `Role_Id`, `Icon`) VALUES (NULL, 'Monk', '4', 'monk.png');" calcext:value-type="string">
            <text:p>INSERT INTO `job` (`Id`, `Name`, `Role_Id`, `Icon`) VALUES (NULL, 'Monk', '4', 'monk.png')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formula="of:=LOWER([.B16])&amp;&quot;.png&quot;" office:value-type="string" office:string-value="ninja.png" calcext:value-type="string">
            <text:p>ninja.png</text:p>
          </table:table-cell>
          <table:table-cell/>
          <table:table-cell table:formula="of:=&quot;INSERT INTO `job` (`Id`, `Name`, `Role_Id`, `Icon`) VALUES (NULL, '&quot;&amp;[.B16]&amp;&quot;', '&quot;&amp;[.C16]&amp;&quot;', '&quot;&amp;[.D16]&amp;&quot;');&quot;" office:value-type="string" office:string-value="INSERT INTO `job` (`Id`, `Name`, `Role_Id`, `Icon`) VALUES (NULL, 'Ninja', '4', 'ninja.png');" calcext:value-type="string">
            <text:p>INSERT INTO `job` (`Id`, `Name`, `Role_Id`, `Icon`) VALUES (NULL, 'Ninja', '4', 'ninja.png')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murai</text:p>
          </table:table-cell>
          <table:table-cell office:value-type="float" office:value="4" calcext:value-type="float">
            <text:p>4</text:p>
          </table:table-cell>
          <table:table-cell table:formula="of:=LOWER([.B17])&amp;&quot;.png&quot;" office:value-type="string" office:string-value="samurai.png" calcext:value-type="string">
            <text:p>samurai.png</text:p>
          </table:table-cell>
          <table:table-cell/>
          <table:table-cell table:formula="of:=&quot;INSERT INTO `job` (`Id`, `Name`, `Role_Id`, `Icon`) VALUES (NULL, '&quot;&amp;[.B17]&amp;&quot;', '&quot;&amp;[.C17]&amp;&quot;', '&quot;&amp;[.D17]&amp;&quot;');&quot;" office:value-type="string" office:string-value="INSERT INTO `job` (`Id`, `Name`, `Role_Id`, `Icon`) VALUES (NULL, 'Samurai', '4', 'samurai.png');" calcext:value-type="string">
            <text:p>INSERT INTO `job` (`Id`, `Name`, `Role_Id`, `Icon`) VALUES (NULL, 'Samurai', '4', 'samurai.png')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ack Mage</text:p>
          </table:table-cell>
          <table:table-cell office:value-type="float" office:value="6" calcext:value-type="float">
            <text:p>6</text:p>
          </table:table-cell>
          <table:table-cell table:formula="of:=LOWER(REPLACE([.B18];FIND(&quot; &quot;;[.B18]);1;&quot;_&quot;)&amp;&quot;.png&quot;)" office:value-type="string" office:string-value="black_mage.png" calcext:value-type="string">
            <text:p>black_mage.png</text:p>
          </table:table-cell>
          <table:table-cell/>
          <table:table-cell table:formula="of:=&quot;INSERT INTO `job` (`Id`, `Name`, `Role_Id`, `Icon`) VALUES (NULL, '&quot;&amp;[.B18]&amp;&quot;', '&quot;&amp;[.C18]&amp;&quot;', '&quot;&amp;[.D18]&amp;&quot;');&quot;" office:value-type="string" office:string-value="INSERT INTO `job` (`Id`, `Name`, `Role_Id`, `Icon`) VALUES (NULL, 'Black Mage', '6', 'black_mage.png');" calcext:value-type="string">
            <text:p>INSERT INTO `job` (`Id`, `Name`, `Role_Id`, `Icon`) VALUES (NULL, 'Black Mage', '6', 'black_mage.png')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mmoner</text:p>
          </table:table-cell>
          <table:table-cell office:value-type="float" office:value="6" calcext:value-type="float">
            <text:p>6</text:p>
          </table:table-cell>
          <table:table-cell table:formula="of:=LOWER([.B19])&amp;&quot;.png&quot;" office:value-type="string" office:string-value="summoner.png" calcext:value-type="string">
            <text:p>summoner.png</text:p>
          </table:table-cell>
          <table:table-cell/>
          <table:table-cell table:formula="of:=&quot;INSERT INTO `job` (`Id`, `Name`, `Role_Id`, `Icon`) VALUES (NULL, '&quot;&amp;[.B19]&amp;&quot;', '&quot;&amp;[.C19]&amp;&quot;', '&quot;&amp;[.D19]&amp;&quot;');&quot;" office:value-type="string" office:string-value="INSERT INTO `job` (`Id`, `Name`, `Role_Id`, `Icon`) VALUES (NULL, 'Summoner', '6', 'summoner.png');" calcext:value-type="string">
            <text:p>INSERT INTO `job` (`Id`, `Name`, `Role_Id`, `Icon`) VALUES (NULL, 'Summoner', '6', 'summoner.png')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 Mage</text:p>
          </table:table-cell>
          <table:table-cell office:value-type="float" office:value="6" calcext:value-type="float">
            <text:p>6</text:p>
          </table:table-cell>
          <table:table-cell table:formula="of:=LOWER(REPLACE([.B20];FIND(&quot; &quot;;[.B20]);1;&quot;_&quot;)&amp;&quot;.png&quot;)" office:value-type="string" office:string-value="red_mage.png" calcext:value-type="string">
            <text:p>red_mage.png</text:p>
          </table:table-cell>
          <table:table-cell/>
          <table:table-cell table:formula="of:=&quot;INSERT INTO `job` (`Id`, `Name`, `Role_Id`, `Icon`) VALUES (NULL, '&quot;&amp;[.B20]&amp;&quot;', '&quot;&amp;[.C20]&amp;&quot;', '&quot;&amp;[.D20]&amp;&quot;');&quot;" office:value-type="string" office:string-value="INSERT INTO `job` (`Id`, `Name`, `Role_Id`, `Icon`) VALUES (NULL, 'Red Mage', '6', 'red_mage.png');" calcext:value-type="string">
            <text:p>INSERT INTO `job` (`Id`, `Name`, `Role_Id`, `Icon`) VALUES (NULL, 'Red Mage', '6', 'red_mage.png')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rd</text:p>
          </table:table-cell>
          <table:table-cell office:value-type="float" office:value="5" calcext:value-type="float">
            <text:p>5</text:p>
          </table:table-cell>
          <table:table-cell table:formula="of:=LOWER([.B21])&amp;&quot;.png&quot;" office:value-type="string" office:string-value="bard.png" calcext:value-type="string">
            <text:p>bard.png</text:p>
          </table:table-cell>
          <table:table-cell/>
          <table:table-cell table:formula="of:=&quot;INSERT INTO `job` (`Id`, `Name`, `Role_Id`, `Icon`) VALUES (NULL, '&quot;&amp;[.B21]&amp;&quot;', '&quot;&amp;[.C21]&amp;&quot;', '&quot;&amp;[.D21]&amp;&quot;');&quot;" office:value-type="string" office:string-value="INSERT INTO `job` (`Id`, `Name`, `Role_Id`, `Icon`) VALUES (NULL, 'Bard', '5', 'bard.png');" calcext:value-type="string">
            <text:p>INSERT INTO `job` (`Id`, `Name`, `Role_Id`, `Icon`) VALUES (NULL, 'Bard', '5', 'bard.png')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chinist</text:p>
          </table:table-cell>
          <table:table-cell office:value-type="float" office:value="5" calcext:value-type="float">
            <text:p>5</text:p>
          </table:table-cell>
          <table:table-cell table:formula="of:=LOWER([.B22])&amp;&quot;.png&quot;" office:value-type="string" office:string-value="machinist.png" calcext:value-type="string">
            <text:p>machinist.png</text:p>
          </table:table-cell>
          <table:table-cell/>
          <table:table-cell table:formula="of:=&quot;INSERT INTO `job` (`Id`, `Name`, `Role_Id`, `Icon`) VALUES (NULL, '&quot;&amp;[.B22]&amp;&quot;', '&quot;&amp;[.C22]&amp;&quot;', '&quot;&amp;[.D22]&amp;&quot;');&quot;" office:value-type="string" office:string-value="INSERT INTO `job` (`Id`, `Name`, `Role_Id`, `Icon`) VALUES (NULL, 'Machinist', '5', 'machinist.png');" calcext:value-type="string">
            <text:p>INSERT INTO `job` (`Id`, `Name`, `Role_Id`, `Icon`) VALUES (NULL, 'Machinist', '5', 'machinist.png')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ncer</text:p>
          </table:table-cell>
          <table:table-cell office:value-type="float" office:value="5" calcext:value-type="float">
            <text:p>5</text:p>
          </table:table-cell>
          <table:table-cell table:formula="of:=LOWER([.B23])&amp;&quot;.png&quot;" office:value-type="string" office:string-value="dancer.png" calcext:value-type="string">
            <text:p>dancer.png</text:p>
          </table:table-cell>
          <table:table-cell/>
          <table:table-cell table:formula="of:=&quot;INSERT INTO `job` (`Id`, `Name`, `Role_Id`, `Icon`) VALUES (NULL, '&quot;&amp;[.B23]&amp;&quot;', '&quot;&amp;[.C23]&amp;&quot;', '&quot;&amp;[.D23]&amp;&quot;');&quot;" office:value-type="string" office:string-value="INSERT INTO `job` (`Id`, `Name`, `Role_Id`, `Icon`) VALUES (NULL, 'Dancer', '5', 'dancer.png');" calcext:value-type="string">
            <text:p>INSERT INTO `job` (`Id`, `Name`, `Role_Id`, `Icon`) VALUES (NULL, 'Dancer', '5', 'dancer.png')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ite Mage</text:p>
          </table:table-cell>
          <table:table-cell office:value-type="float" office:value="3" calcext:value-type="float">
            <text:p>3</text:p>
          </table:table-cell>
          <table:table-cell table:formula="of:=LOWER(REPLACE([.B24];FIND(&quot; &quot;;[.B24]);1;&quot;_&quot;)&amp;&quot;.png&quot;)" office:value-type="string" office:string-value="white_mage.png" calcext:value-type="string">
            <text:p>white_mage.png</text:p>
          </table:table-cell>
          <table:table-cell/>
          <table:table-cell table:formula="of:=&quot;INSERT INTO `job` (`Id`, `Name`, `Role_Id`, `Icon`) VALUES (NULL, '&quot;&amp;[.B24]&amp;&quot;', '&quot;&amp;[.C24]&amp;&quot;', '&quot;&amp;[.D24]&amp;&quot;');&quot;" office:value-type="string" office:string-value="INSERT INTO `job` (`Id`, `Name`, `Role_Id`, `Icon`) VALUES (NULL, 'White Mage', '3', 'white_mage.png');" calcext:value-type="string">
            <text:p>INSERT INTO `job` (`Id`, `Name`, `Role_Id`, `Icon`) VALUES (NULL, 'White Mage', '3', 'white_mage.png')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holar</text:p>
          </table:table-cell>
          <table:table-cell office:value-type="float" office:value="3" calcext:value-type="float">
            <text:p>3</text:p>
          </table:table-cell>
          <table:table-cell table:formula="of:=LOWER([.B25])&amp;&quot;.png&quot;" office:value-type="string" office:string-value="scholar.png" calcext:value-type="string">
            <text:p>scholar.png</text:p>
          </table:table-cell>
          <table:table-cell/>
          <table:table-cell table:formula="of:=&quot;INSERT INTO `job` (`Id`, `Name`, `Role_Id`, `Icon`) VALUES (NULL, '&quot;&amp;[.B25]&amp;&quot;', '&quot;&amp;[.C25]&amp;&quot;', '&quot;&amp;[.D25]&amp;&quot;');&quot;" office:value-type="string" office:string-value="INSERT INTO `job` (`Id`, `Name`, `Role_Id`, `Icon`) VALUES (NULL, 'Scholar', '3', 'scholar.png');" calcext:value-type="string">
            <text:p>INSERT INTO `job` (`Id`, `Name`, `Role_Id`, `Icon`) VALUES (NULL, 'Scholar', '3', 'scholar.png')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trologian</text:p>
          </table:table-cell>
          <table:table-cell office:value-type="float" office:value="3" calcext:value-type="float">
            <text:p>3</text:p>
          </table:table-cell>
          <table:table-cell table:formula="of:=LOWER([.B26])&amp;&quot;.png&quot;" office:value-type="string" office:string-value="astrologian.png" calcext:value-type="string">
            <text:p>astrologian.png</text:p>
          </table:table-cell>
          <table:table-cell/>
          <table:table-cell table:formula="of:=&quot;INSERT INTO `job` (`Id`, `Name`, `Role_Id`, `Icon`) VALUES (NULL, '&quot;&amp;[.B26]&amp;&quot;', '&quot;&amp;[.C26]&amp;&quot;', '&quot;&amp;[.D26]&amp;&quot;');&quot;" office:value-type="string" office:string-value="INSERT INTO `job` (`Id`, `Name`, `Role_Id`, `Icon`) VALUES (NULL, 'Astrologian', '3', 'astrologian.png');" calcext:value-type="string">
            <text:p>INSERT INTO `job` (`Id`, `Name`, `Role_Id`, `Icon`) VALUES (NULL, 'Astrologian', '3', 'astrologian.png');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patch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ial (Extreme)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&quot;INSERT INTO `raid_tier` (`Id`, `Name`, `Extension`, `Patch`) VALUES (NULL, '&quot;&amp;[.B29]&amp;&quot;', '&quot;&amp;[.C29]&amp;&quot;', NULL);&quot;" office:value-type="string" office:string-value="INSERT INTO `raid_tier` (`Id`, `Name`, `Extension`, `Patch`) VALUES (NULL, 'Trial (Extreme)', '4', NULL);" calcext:value-type="string">
            <text:p>INSERT INTO `raid_tier` (`Id`, `Name`, `Extension`, `Patch`) VALUES (NULL, 'Trial (Extreme)', '4', NULL);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gmascape (Savage)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,2</text:p>
          </table:table-cell>
          <table:table-cell/>
          <table:table-cell table:formula="of:=&quot;INSERT INTO `raid_tier` (`Id`, `Name`, `Extension`, `Patch`) VALUES (NULL, '&quot;&amp;[.B30]&amp;&quot;', '&quot;&amp;[.C30]&amp;&quot;', '&quot;&amp;[.D30]&amp;&quot;');&quot;" office:value-type="string" office:string-value="INSERT INTO `raid_tier` (`Id`, `Name`, `Extension`, `Patch`) VALUES (NULL, 'Sigmascape (Savage)', '4', '4,2');" calcext:value-type="string">
            <text:p>INSERT INTO `raid_tier` (`Id`, `Name`, `Extension`, `Patch`) VALUES (NULL, 'Sigmascape (Savage)', '4', '4,2');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phascape (Savage)</text:p>
          </table:table-cell>
          <table:table-cell office:value-type="float" office:value="4" calcext:value-type="float">
            <text:p>4</text:p>
          </table:table-cell>
          <table:table-cell office:value-type="float" office:value="4.4" calcext:value-type="float">
            <text:p>4,4</text:p>
          </table:table-cell>
          <table:table-cell/>
          <table:table-cell table:formula="of:=&quot;INSERT INTO `raid_tier` (`Id`, `Name`, `Extension`, `Patch`) VALUES (NULL, '&quot;&amp;[.B31]&amp;&quot;', '&quot;&amp;[.C31]&amp;&quot;', '&quot;&amp;[.D31]&amp;&quot;');&quot;" office:value-type="string" office:string-value="INSERT INTO `raid_tier` (`Id`, `Name`, `Extension`, `Patch`) VALUES (NULL, 'Alphascape (Savage)', '4', '4,4');" calcext:value-type="string">
            <text:p>INSERT INTO `raid_tier` (`Id`, `Name`, `Extension`, `Patch`) VALUES (NULL, 'Alphascape (Savage)', '4', '4,4');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ltascape (Savage)</text:p>
          </table:table-cell>
          <table:table-cell office:value-type="float" office:value="4" calcext:value-type="float">
            <text:p>4</text:p>
          </table:table-cell>
          <table:table-cell office:value-type="float" office:value="4.05" calcext:value-type="float">
            <text:p>4,05</text:p>
          </table:table-cell>
          <table:table-cell/>
          <table:table-cell table:formula="of:=&quot;INSERT INTO `raid_tier` (`Id`, `Name`, `Extension`, `Patch`) VALUES (NULL, '&quot;&amp;[.B32]&amp;&quot;', '&quot;&amp;[.C32]&amp;&quot;', '&quot;&amp;[.D32]&amp;&quot;');&quot;" office:value-type="string" office:string-value="INSERT INTO `raid_tier` (`Id`, `Name`, `Extension`, `Patch`) VALUES (NULL, 'Deltascape (Savage)', '4', '4,05');" calcext:value-type="string">
            <text:p>INSERT INTO `raid_tier` (`Id`, `Name`, `Extension`, `Patch`) VALUES (NULL, 'Deltascape (Savage)', '4', '4,05');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raidtierid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sukuyomi (Extreme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&quot;INSERT INTO `dummy` (`Id`, `Name`, `RaidTier_Id`, `Floor`, `Time`) VALUES (NULL, '&quot;&amp;[.B35]&amp;&quot;', '&quot;&amp;[.C35]&amp;&quot;', '&quot;&amp;[.D35]&amp;&quot;', '&quot;&amp;[.E35]&amp;&quot;');&quot;" office:value-type="string" office:string-value="INSERT INTO `dummy` (`Id`, `Name`, `RaidTier_Id`, `Floor`, `Time`) VALUES (NULL, 'Tsukuyomi (Extreme)', '2', '5', '180');" calcext:value-type="string">
            <text:p>INSERT INTO `dummy` (`Id`, `Name`, `RaidTier_Id`, `Floor`, `Time`) VALUES (NULL, 'Tsukuyomi (Extreme)', '2', '5', '180');</text:p>
          </table:table-cell>
        </table:table-row>
        <table:table-row table:style-name="ro1">
          <table:table-cell/>
          <table:table-cell office:value-type="string" calcext:value-type="string">
            <text:p>Byakko (Extreme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&quot;INSERT INTO `dummy` (`Id`, `Name`, `RaidTier_Id`, `Floor`, `Time`) VALUES (NULL, '&quot;&amp;[.B36]&amp;&quot;', '&quot;&amp;[.C36]&amp;&quot;', '&quot;&amp;[.D36]&amp;&quot;', '&quot;&amp;[.E36]&amp;&quot;');&quot;" office:value-type="string" office:string-value="INSERT INTO `dummy` (`Id`, `Name`, `RaidTier_Id`, `Floor`, `Time`) VALUES (NULL, 'Byakko (Extreme)', '2', '4', '180');" calcext:value-type="string">
            <text:p>INSERT INTO `dummy` (`Id`, `Name`, `RaidTier_Id`, `Floor`, `Time`) VALUES (NULL, 'Byakko (Extreme)', '2', '4', '180');</text:p>
          </table:table-cell>
        </table:table-row>
        <table:table-row table:style-name="ro1">
          <table:table-cell/>
          <table:table-cell office:value-type="string" calcext:value-type="string">
            <text:p>Shinryu (Extrem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&quot;INSERT INTO `dummy` (`Id`, `Name`, `RaidTier_Id`, `Floor`, `Time`) VALUES (NULL, '&quot;&amp;[.B37]&amp;&quot;', '&quot;&amp;[.C37]&amp;&quot;', '&quot;&amp;[.D37]&amp;&quot;', '&quot;&amp;[.E37]&amp;&quot;');&quot;" office:value-type="string" office:string-value="INSERT INTO `dummy` (`Id`, `Name`, `RaidTier_Id`, `Floor`, `Time`) VALUES (NULL, 'Shinryu (Extreme)', '2', '3', '180');" calcext:value-type="string">
            <text:p>INSERT INTO `dummy` (`Id`, `Name`, `RaidTier_Id`, `Floor`, `Time`) VALUES (NULL, 'Shinryu (Extreme)', '2', '3', '180');</text:p>
          </table:table-cell>
        </table:table-row>
        <table:table-row table:style-name="ro1">
          <table:table-cell/>
          <table:table-cell office:value-type="string" calcext:value-type="string">
            <text:p>Susano (Extrem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&quot;INSERT INTO `dummy` (`Id`, `Name`, `RaidTier_Id`, `Floor`, `Time`) VALUES (NULL, '&quot;&amp;[.B38]&amp;&quot;', '&quot;&amp;[.C38]&amp;&quot;', '&quot;&amp;[.D38]&amp;&quot;', '&quot;&amp;[.E38]&amp;&quot;');&quot;" office:value-type="string" office:string-value="INSERT INTO `dummy` (`Id`, `Name`, `RaidTier_Id`, `Floor`, `Time`) VALUES (NULL, 'Susano (Extreme)', '2', '1', '180');" calcext:value-type="string">
            <text:p>INSERT INTO `dummy` (`Id`, `Name`, `RaidTier_Id`, `Floor`, `Time`) VALUES (NULL, 'Susano (Extreme)', '2', '1', '180');</text:p>
          </table:table-cell>
        </table:table-row>
        <table:table-row table:style-name="ro1">
          <table:table-cell/>
          <table:table-cell office:value-type="string" calcext:value-type="string">
            <text:p>Lakshmi (Extrem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&quot;INSERT INTO `dummy` (`Id`, `Name`, `RaidTier_Id`, `Floor`, `Time`) VALUES (NULL, '&quot;&amp;[.B39]&amp;&quot;', '&quot;&amp;[.C39]&amp;&quot;', '&quot;&amp;[.D39]&amp;&quot;', '&quot;&amp;[.E39]&amp;&quot;');&quot;" office:value-type="string" office:string-value="INSERT INTO `dummy` (`Id`, `Name`, `RaidTier_Id`, `Floor`, `Time`) VALUES (NULL, 'Lakshmi (Extreme)', '2', '2', '180');" calcext:value-type="string">
            <text:p>INSERT INTO `dummy` (`Id`, `Name`, `RaidTier_Id`, `Floor`, `Time`) VALUES (NULL, 'Lakshmi (Extreme)', '2', '2', '180');</text:p>
          </table:table-cell>
        </table:table-row>
        <table:table-row table:style-name="ro1">
          <table:table-cell/>
          <table:table-cell office:value-type="string" calcext:value-type="string">
            <text:p>Suzaku (Extreme)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&quot;INSERT INTO `dummy` (`Id`, `Name`, `RaidTier_Id`, `Floor`, `Time`) VALUES (NULL, '&quot;&amp;[.B40]&amp;&quot;', '&quot;&amp;[.C40]&amp;&quot;', '&quot;&amp;[.D40]&amp;&quot;', '&quot;&amp;[.E40]&amp;&quot;');&quot;" office:value-type="string" office:string-value="INSERT INTO `dummy` (`Id`, `Name`, `RaidTier_Id`, `Floor`, `Time`) VALUES (NULL, 'Suzaku (Extreme)', '2', '6', '180');" calcext:value-type="string">
            <text:p>INSERT INTO `dummy` (`Id`, `Name`, `RaidTier_Id`, `Floor`, `Time`) VALUES (NULL, 'Suzaku (Extreme)', '2', '6', '180');</text:p>
          </table:table-cell>
        </table:table-row>
        <table:table-row table:style-name="ro1">
          <table:table-cell/>
          <table:table-cell office:value-type="string" calcext:value-type="string">
            <text:p>Seiryu (Extreme)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&quot;INSERT INTO `dummy` (`Id`, `Name`, `RaidTier_Id`, `Floor`, `Time`) VALUES (NULL, '&quot;&amp;[.B41]&amp;&quot;', '&quot;&amp;[.C41]&amp;&quot;', '&quot;&amp;[.D41]&amp;&quot;', '&quot;&amp;[.E41]&amp;&quot;');&quot;" office:value-type="string" office:string-value="INSERT INTO `dummy` (`Id`, `Name`, `RaidTier_Id`, `Floor`, `Time`) VALUES (NULL, 'Seiryu (Extreme)', '2', '7', '180');" calcext:value-type="string">
            <text:p>INSERT INTO `dummy` (`Id`, `Name`, `RaidTier_Id`, `Floor`, `Time`) VALUES (NULL, 'Seiryu (Extreme)', '2', '7', '180');</text:p>
          </table:table-cell>
        </table:table-row>
        <table:table-row table:style-name="ro1">
          <table:table-cell/>
          <table:table-cell office:value-type="string" calcext:value-type="string">
            <text:p>Deltascape v1.0 (Savage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&quot;INSERT INTO `dummy` (`Id`, `Name`, `RaidTier_Id`, `Floor`, `Time`) VALUES (NULL, '&quot;&amp;[.B42]&amp;&quot;', '&quot;&amp;[.C42]&amp;&quot;', '&quot;&amp;[.D42]&amp;&quot;', '&quot;&amp;[.E42]&amp;&quot;');&quot;" office:value-type="string" office:string-value="INSERT INTO `dummy` (`Id`, `Name`, `RaidTier_Id`, `Floor`, `Time`) VALUES (NULL, 'Deltascape v1.0 (Savage)', '5', '1', '180');" calcext:value-type="string">
            <text:p>INSERT INTO `dummy` (`Id`, `Name`, `RaidTier_Id`, `Floor`, `Time`) VALUES (NULL, 'Deltascape v1.0 (Savage)', '5', '1', '180');</text:p>
          </table:table-cell>
        </table:table-row>
        <table:table-row table:style-name="ro1">
          <table:table-cell/>
          <table:table-cell office:value-type="string" calcext:value-type="string">
            <text:p>Deltascape v2.0 (Savage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&quot;INSERT INTO `dummy` (`Id`, `Name`, `RaidTier_Id`, `Floor`, `Time`) VALUES (NULL, '&quot;&amp;[.B43]&amp;&quot;', '&quot;&amp;[.C43]&amp;&quot;', '&quot;&amp;[.D43]&amp;&quot;', '&quot;&amp;[.E43]&amp;&quot;');&quot;" office:value-type="string" office:string-value="INSERT INTO `dummy` (`Id`, `Name`, `RaidTier_Id`, `Floor`, `Time`) VALUES (NULL, 'Deltascape v2.0 (Savage)', '5', '2', '180');" calcext:value-type="string">
            <text:p>INSERT INTO `dummy` (`Id`, `Name`, `RaidTier_Id`, `Floor`, `Time`) VALUES (NULL, 'Deltascape v2.0 (Savage)', '5', '2', '180');</text:p>
          </table:table-cell>
        </table:table-row>
        <table:table-row table:style-name="ro1">
          <table:table-cell/>
          <table:table-cell office:value-type="string" calcext:value-type="string">
            <text:p>Deltascape v3.0 (Savage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&quot;INSERT INTO `dummy` (`Id`, `Name`, `RaidTier_Id`, `Floor`, `Time`) VALUES (NULL, '&quot;&amp;[.B44]&amp;&quot;', '&quot;&amp;[.C44]&amp;&quot;', '&quot;&amp;[.D44]&amp;&quot;', '&quot;&amp;[.E44]&amp;&quot;');&quot;" office:value-type="string" office:string-value="INSERT INTO `dummy` (`Id`, `Name`, `RaidTier_Id`, `Floor`, `Time`) VALUES (NULL, 'Deltascape v3.0 (Savage)', '5', '3', '180');" calcext:value-type="string">
            <text:p>INSERT INTO `dummy` (`Id`, `Name`, `RaidTier_Id`, `Floor`, `Time`) VALUES (NULL, 'Deltascape v3.0 (Savage)', '5', '3', '180');</text:p>
          </table:table-cell>
        </table:table-row>
        <table:table-row table:style-name="ro1">
          <table:table-cell/>
          <table:table-cell office:value-type="string" calcext:value-type="string">
            <text:p>Deltascape v4.0 (Savage)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&quot;INSERT INTO `dummy` (`Id`, `Name`, `RaidTier_Id`, `Floor`, `Time`) VALUES (NULL, '&quot;&amp;[.B45]&amp;&quot;', '&quot;&amp;[.C45]&amp;&quot;', '&quot;&amp;[.D45]&amp;&quot;', '&quot;&amp;[.E45]&amp;&quot;');&quot;" office:value-type="string" office:string-value="INSERT INTO `dummy` (`Id`, `Name`, `RaidTier_Id`, `Floor`, `Time`) VALUES (NULL, 'Deltascape v4.0 (Savage)', '5', '4', '180');" calcext:value-type="string">
            <text:p>INSERT INTO `dummy` (`Id`, `Name`, `RaidTier_Id`, `Floor`, `Time`) VALUES (NULL, 'Deltascape v4.0 (Savage)', '5', '4', '180');</text:p>
          </table:table-cell>
        </table:table-row>
        <table:table-row table:style-name="ro1">
          <table:table-cell/>
          <table:table-cell office:value-type="string" calcext:value-type="string">
            <text:p>Sigmascape v1.0 (Savag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&quot;INSERT INTO `dummy` (`Id`, `Name`, `RaidTier_Id`, `Floor`, `Time`) VALUES (NULL, '&quot;&amp;[.B46]&amp;&quot;', '&quot;&amp;[.C46]&amp;&quot;', '&quot;&amp;[.D46]&amp;&quot;', '&quot;&amp;[.E46]&amp;&quot;');&quot;" office:value-type="string" office:string-value="INSERT INTO `dummy` (`Id`, `Name`, `RaidTier_Id`, `Floor`, `Time`) VALUES (NULL, 'Sigmascape v1.0 (Savage)', '3', '1', '180');" calcext:value-type="string">
            <text:p>INSERT INTO `dummy` (`Id`, `Name`, `RaidTier_Id`, `Floor`, `Time`) VALUES (NULL, 'Sigmascape v1.0 (Savage)', '3', '1', '180');</text:p>
          </table:table-cell>
        </table:table-row>
        <table:table-row table:style-name="ro1">
          <table:table-cell/>
          <table:table-cell office:value-type="string" calcext:value-type="string">
            <text:p>Sigmascape v2.0 (Savag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&quot;INSERT INTO `dummy` (`Id`, `Name`, `RaidTier_Id`, `Floor`, `Time`) VALUES (NULL, '&quot;&amp;[.B47]&amp;&quot;', '&quot;&amp;[.C47]&amp;&quot;', '&quot;&amp;[.D47]&amp;&quot;', '&quot;&amp;[.E47]&amp;&quot;');&quot;" office:value-type="string" office:string-value="INSERT INTO `dummy` (`Id`, `Name`, `RaidTier_Id`, `Floor`, `Time`) VALUES (NULL, 'Sigmascape v2.0 (Savage)', '3', '2', '180');" calcext:value-type="string">
            <text:p>INSERT INTO `dummy` (`Id`, `Name`, `RaidTier_Id`, `Floor`, `Time`) VALUES (NULL, 'Sigmascape v2.0 (Savage)', '3', '2', '180');</text:p>
          </table:table-cell>
        </table:table-row>
        <table:table-row table:style-name="ro1">
          <table:table-cell/>
          <table:table-cell office:value-type="string" calcext:value-type="string">
            <text:p>Sigmascape v3.0 (Savag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&quot;INSERT INTO `dummy` (`Id`, `Name`, `RaidTier_Id`, `Floor`, `Time`) VALUES (NULL, '&quot;&amp;[.B48]&amp;&quot;', '&quot;&amp;[.C48]&amp;&quot;', '&quot;&amp;[.D48]&amp;&quot;', '&quot;&amp;[.E48]&amp;&quot;');&quot;" office:value-type="string" office:string-value="INSERT INTO `dummy` (`Id`, `Name`, `RaidTier_Id`, `Floor`, `Time`) VALUES (NULL, 'Sigmascape v3.0 (Savage)', '3', '3', '180');" calcext:value-type="string">
            <text:p>INSERT INTO `dummy` (`Id`, `Name`, `RaidTier_Id`, `Floor`, `Time`) VALUES (NULL, 'Sigmascape v3.0 (Savage)', '3', '3', '180');</text:p>
          </table:table-cell>
        </table:table-row>
        <table:table-row table:style-name="ro1">
          <table:table-cell/>
          <table:table-cell office:value-type="string" calcext:value-type="string">
            <text:p>Sigmascape v4.0 (Savage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&quot;INSERT INTO `dummy` (`Id`, `Name`, `RaidTier_Id`, `Floor`, `Time`) VALUES (NULL, '&quot;&amp;[.B49]&amp;&quot;', '&quot;&amp;[.C49]&amp;&quot;', '&quot;&amp;[.D49]&amp;&quot;', '&quot;&amp;[.E49]&amp;&quot;');&quot;" office:value-type="string" office:string-value="INSERT INTO `dummy` (`Id`, `Name`, `RaidTier_Id`, `Floor`, `Time`) VALUES (NULL, 'Sigmascape v4.0 (Savage)', '3', '4', '180');" calcext:value-type="string">
            <text:p>INSERT INTO `dummy` (`Id`, `Name`, `RaidTier_Id`, `Floor`, `Time`) VALUES (NULL, 'Sigmascape v4.0 (Savage)', '3', '4', '180');</text:p>
          </table:table-cell>
        </table:table-row>
        <table:table-row table:style-name="ro1">
          <table:table-cell/>
          <table:table-cell office:value-type="string" calcext:value-type="string">
            <text:p>Alphascape v1.0 (Savage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&quot;INSERT INTO `dummy` (`Id`, `Name`, `RaidTier_Id`, `Floor`, `Time`) VALUES (NULL, '&quot;&amp;[.B50]&amp;&quot;', '&quot;&amp;[.C50]&amp;&quot;', '&quot;&amp;[.D50]&amp;&quot;', '&quot;&amp;[.E50]&amp;&quot;');&quot;" office:value-type="string" office:string-value="INSERT INTO `dummy` (`Id`, `Name`, `RaidTier_Id`, `Floor`, `Time`) VALUES (NULL, 'Alphascape v1.0 (Savage)', '4', '1', '180');" calcext:value-type="string">
            <text:p>INSERT INTO `dummy` (`Id`, `Name`, `RaidTier_Id`, `Floor`, `Time`) VALUES (NULL, 'Alphascape v1.0 (Savage)', '4', '1', '180');</text:p>
          </table:table-cell>
        </table:table-row>
        <table:table-row table:style-name="ro1">
          <table:table-cell/>
          <table:table-cell office:value-type="string" calcext:value-type="string">
            <text:p>Alphascape v2.0 (Savage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&quot;INSERT INTO `dummy` (`Id`, `Name`, `RaidTier_Id`, `Floor`, `Time`) VALUES (NULL, '&quot;&amp;[.B51]&amp;&quot;', '&quot;&amp;[.C51]&amp;&quot;', '&quot;&amp;[.D51]&amp;&quot;', '&quot;&amp;[.E51]&amp;&quot;');&quot;" office:value-type="string" office:string-value="INSERT INTO `dummy` (`Id`, `Name`, `RaidTier_Id`, `Floor`, `Time`) VALUES (NULL, 'Alphascape v2.0 (Savage)', '4', '2', '180');" calcext:value-type="string">
            <text:p>INSERT INTO `dummy` (`Id`, `Name`, `RaidTier_Id`, `Floor`, `Time`) VALUES (NULL, 'Alphascape v2.0 (Savage)', '4', '2', '180');</text:p>
          </table:table-cell>
        </table:table-row>
        <table:table-row table:style-name="ro1">
          <table:table-cell/>
          <table:table-cell office:value-type="string" calcext:value-type="string">
            <text:p>Alphascape v3.0 (Savage)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&quot;INSERT INTO `dummy` (`Id`, `Name`, `RaidTier_Id`, `Floor`, `Time`) VALUES (NULL, '&quot;&amp;[.B52]&amp;&quot;', '&quot;&amp;[.C52]&amp;&quot;', '&quot;&amp;[.D52]&amp;&quot;', '&quot;&amp;[.E52]&amp;&quot;');&quot;" office:value-type="string" office:string-value="INSERT INTO `dummy` (`Id`, `Name`, `RaidTier_Id`, `Floor`, `Time`) VALUES (NULL, 'Alphascape v3.0 (Savage)', '4', '3', '180');" calcext:value-type="string">
            <text:p>INSERT INTO `dummy` (`Id`, `Name`, `RaidTier_Id`, `Floor`, `Time`) VALUES (NULL, 'Alphascape v3.0 (Savage)', '4', '3', '180');</text:p>
          </table:table-cell>
        </table:table-row>
        <table:table-row table:style-name="ro1">
          <table:table-cell/>
          <table:table-cell office:value-type="string" calcext:value-type="string">
            <text:p>Alphascape v4.0 (Savage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&quot;INSERT INTO `dummy` (`Id`, `Name`, `RaidTier_Id`, `Floor`, `Time`) VALUES (NULL, '&quot;&amp;[.B53]&amp;&quot;', '&quot;&amp;[.C53]&amp;&quot;', '&quot;&amp;[.D53]&amp;&quot;', '&quot;&amp;[.E53]&amp;&quot;');&quot;" office:value-type="string" office:string-value="INSERT INTO `dummy` (`Id`, `Name`, `RaidTier_Id`, `Floor`, `Time`) VALUES (NULL, 'Alphascape v4.0 (Savage)', '4', '4', '180');" calcext:value-type="string">
            <text:p>INSERT INTO `dummy` (`Id`, `Name`, `RaidTier_Id`, `Floor`, `Time`) VALUES (NULL, 'Alphascape v4.0 (Savage)', '4', '4', '180');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6"/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2">
          <table:table-cell table:number-columns-repeated="2"/>
          <table:table-cell table:style-name="ce7" office:value-type="string" calcext:value-type="string">
            <text:p>// Basic BisEx Gordias ThordEx Midas SephEx A1S <text:s/>A2S <text:s text:c="2"/>A3S <text:s/>A4S <text:s/>A5S <text:s/>A6S <text:s/>A7S <text:s/>A8S <text:s/>NidEx <text:s/>SophEx <text:s/>A9S <text:s/>A10S <text:s/>A11S <text:s/>A12S <text:s/>Creator <text:s/>Zurvan <text:s text:c="2"/>Menagerie <text:s text:c="2"/>Lakshmi <text:s text:c="2"/>Susano <text:s/>Omega <text:s/>O1S <text:s text:c="2"/>O2S <text:s text:c="2"/>O3S <text:s text:c="2"/>O4S <text:s text:c="2"/>ShinEX <text:s/>Sigmascape O5S <text:s/>O6S O7S O8S Byakko Tsukyomi 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3:19:56.470000000</meta:creation-date>
    <dc:date>2019-06-16T01:07:59.619000000</dc:date>
    <meta:editing-duration>PT9H42M10S</meta:editing-duration>
    <meta:editing-cycles>4</meta:editing-cycles>
    <meta:generator>LibreOffice/6.2.4.2$Windows_X86_64 LibreOffice_project/2412653d852ce75f65fbfa83fb7e7b669a126d64</meta:generator>
    <meta:document-statistic meta:table-count="2" meta:cell-count="273" meta:object-count="0"/>
  </office:meta>
</office:document-meta>
</file>